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language="en" fo:country="GB" officeooo:rsid="000e3f4d" officeooo:paragraph-rsid="000e3f4d" style:font-size-asian="14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EA</text:p>
      <text:h text:style-name="Heading_20_1" text:outline-level="1">Document List</text:h>
      <text:p text:style-name="P1">1. SDM authenticated PCC</text:p>
      <text:p text:style-name="P1">2. Copy of the SDM authenticated PCC (please also keep a scanned copy)</text:p>
      <text:p text:style-name="P1">3. Copy of the passport (I have enclosed this, keep the original just in case)</text:p>
      <text:p text:style-name="P1">4. Postal Order for ₹ 50 (I have enclosed this also; fill in “Pay &amp; Accounts Officer (PAO), Ministry of External Affairs, New Delhi” if required)</text:p>
      <text:p text:style-name="P1">5. ₹ 22 fee (for the Agency)</text:p>
      <text:h text:style-name="Heading_20_1" text:outline-level="1">Submit these to</text:h>
      <text:p text:style-name="P1">Superb Enterprises Pvt. Ltd</text:p>
      <text:p text:style-name="P1">100 G, LGF 8A, Milap Building</text:p>
      <text:p text:style-name="P1">Bahadur Shah Zafar Marg, ITO, New Delhi –110002</text:p>
      <text:p text:style-name="P1"/>
      <text:p text:style-name="P1">Phone: + 91-11-41855999 </text:p>
      <text:p text:style-name="P1">Mob: <text:s/>8860025047</text:p>
      <text:p text:style-name="P1">Timings: 9:30 AM to 6:00 P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10:53:57.371361700</meta:creation-date>
    <dc:date>2016-08-21T00:16:21.944704103</dc:date>
    <meta:editing-duration>PT26M7S</meta:editing-duration>
    <meta:editing-cycles>9</meta:editing-cycles>
    <meta:generator>LibreOffice/5.1.3.2$Linux_X86_64 LibreOffice_project/10m0$Build-2</meta:generator>
    <meta:print-date>2016-08-21T00:15:37.548451485</meta:print-date>
    <meta:document-statistic meta:table-count="0" meta:image-count="0" meta:object-count="0" meta:page-count="1" meta:paragraph-count="14" meta:word-count="100" meta:character-count="546" meta:non-whitespace-character-count="458"/>
  </office:meta>
</office:document-meta>
</file>